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paragraph-properties fo:margin-left="0cm" fo:margin-right="2.461cm" fo:margin-top="0cm" fo:margin-bottom="0cm" fo:orphans="2" fo:widows="2" fo:text-indent="0cm" style:auto-text-indent="false"/>
      <style:text-properties fo:font-variant="normal" fo:text-transform="none" fo:color="#000000" style:font-name="Bitstream Charter" fo:font-size="10pt" fo:letter-spacing="normal" fo:font-style="normal" fo:font-weight="normal" style:font-size-asian="10pt" style:font-size-complex="10pt"/>
    </style:style>
    <style:style style:name="P2" style:family="paragraph" style:parent-style-name="Text_20_body" style:list-style-name="L2">
      <style:paragraph-properties fo:margin-left="0cm" fo:margin-right="2.461cm" fo:margin-top="0cm" fo:margin-bottom="0cm" fo:orphans="2" fo:widows="2" fo:text-indent="0cm" style:auto-text-indent="false"/>
      <style:text-properties fo:font-variant="normal" fo:text-transform="none" fo:color="#000000" style:font-name="Bitstream Charter" fo:font-size="10pt" fo:letter-spacing="normal" fo:font-style="normal" fo:font-weight="normal" style:font-size-asian="10pt" style:font-size-complex="10pt"/>
    </style:style>
    <style:style style:name="P3" style:family="paragraph" style:parent-style-name="Text_20_body" style:list-style-name="L3">
      <style:paragraph-properties fo:margin-left="0cm" fo:margin-right="2.461cm" fo:margin-top="0cm" fo:margin-bottom="0cm" fo:orphans="2" fo:widows="2" fo:text-indent="0cm" style:auto-text-indent="false"/>
      <style:text-properties fo:font-variant="normal" fo:text-transform="none" fo:color="#000000" style:font-name="Bitstream Charter" fo:font-size="10pt" fo:letter-spacing="normal" style:font-size-asian="10pt" style:font-size-complex="10pt"/>
    </style:style>
    <style:style style:name="P4" style:family="paragraph" style:parent-style-name="Text_20_body" style:list-style-name="L1">
      <style:paragraph-properties fo:margin-left="0cm" fo:margin-right="2.461cm" fo:orphans="2" fo:widows="2" fo:text-indent="0cm" style:auto-text-indent="false"/>
      <style:text-properties fo:font-variant="normal" fo:text-transform="none" fo:color="#000000" style:font-name="Bitstream Charter" fo:font-size="10pt" fo:letter-spacing="normal" fo:font-style="normal" fo:font-weight="normal" style:font-size-asian="10pt" style:font-size-complex="10pt"/>
    </style:style>
    <style:style style:name="P5" style:family="paragraph" style:parent-style-name="Text_20_body" style:list-style-name="L2">
      <style:paragraph-properties fo:margin-left="0cm" fo:margin-right="2.461cm" fo:orphans="2" fo:widows="2" fo:text-indent="0cm" style:auto-text-indent="false"/>
      <style:text-properties fo:font-variant="normal" fo:text-transform="none" fo:color="#000000" style:font-name="Bitstream Charter" fo:font-size="10pt" fo:letter-spacing="normal" fo:font-style="normal" fo:font-weight="normal" style:font-size-asian="10pt" style:font-size-complex="10pt"/>
    </style:style>
    <style:style style:name="P6" style:family="paragraph" style:parent-style-name="Text_20_body" style:list-style-name="L3">
      <style:paragraph-properties fo:margin-left="0cm" fo:margin-right="2.461cm" fo:orphans="2" fo:widows="2" fo:text-indent="0cm" style:auto-text-indent="false"/>
      <style:text-properties fo:font-variant="normal" fo:text-transform="none" fo:color="#000000" style:font-name="Bitstream Charter" fo:font-size="10pt" fo:letter-spacing="normal" fo:font-style="normal" fo:font-weight="normal" style:font-size-asian="10pt" style:font-size-complex="10pt"/>
    </style:style>
    <style:style style:name="P7" style:family="paragraph" style:parent-style-name="Text_20_body">
      <style:paragraph-properties fo:margin-left="0cm" fo:margin-right="2.461cm" fo:orphans="2" fo:widows="2" fo:text-indent="0cm" style:auto-text-indent="false"/>
      <style:text-properties style:font-name="Bitstream Charter" fo:font-size="10pt" style:font-size-asian="10pt" style:font-size-complex="10pt"/>
    </style:style>
    <style:style style:name="P8" style:family="paragraph" style:parent-style-name="Standard">
      <style:paragraph-properties fo:margin-left="0cm" fo:margin-right="2.461cm" fo:margin-top="0cm" fo:margin-bottom="0.499cm" fo:orphans="2" fo:widows="2" fo:text-indent="0cm" style:auto-text-indent="false"/>
      <style:text-properties style:font-name="Bitstream Charter" fo:font-size="10pt" style:font-size-asian="10pt" style:font-size-complex="10pt"/>
    </style:style>
    <style:style style:name="T1" style:family="text">
      <style:text-properties fo:font-variant="normal" fo:text-transform="none" fo:color="#000000" style:font-name="Times New Roman1" fo:letter-spacing="normal" fo:font-style="normal" fo:font-weight="bold"/>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font-variant="normal" fo:text-transform="none" fo:color="#000000" style:font-name="Times New Roman1" fo:letter-spacing="normal" fo:font-style="italic"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bold"/>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italic" fo:font-weight="normal"/>
    </style:style>
    <style:style style:name="T8" style:family="text">
      <style:text-properties style:font-name="Times New Roman1" fo:font-style="normal" fo:font-weight="normal"/>
    </style:style>
    <style:style style:name="T9" style:family="text">
      <style:text-properties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5">LIST OF REQUIREMENTS<text:tab/>SPION: Security and Privacy In ONline socialnetworks</text:span><text:line-break/><text:span text:style-name="T6">attachment to OSP offer 20121003</text:span><text:line-break/><text:line-break/><text:span text:style-name="T5">BRIEF</text:span><text:line-break/><text:line-break/><text:span text:style-name="T6">Develop a web platform and visual identity for the SPION research project. The identity will create an overarching look and feel to the project while allowing the individual researches to diversify. The website communicates the projects, it aims, and it contents to a larger public than just the research community. </text:span><text:line-break/><text:line-break/><text:span text:style-name="T6">For the stakeholders involved, updating their pages and profiles should be as easy as possible, making this an enjoyable process that can be performed frequently. Updating can be performed through a web interface.</text:span><text:line-break/><text:line-break/><text:span text:style-name="T5">Components</text:span><text:line-break/><text:line-break/><text:span text:style-name="T6">The website should provide the following sections:</text:span><text:line-break/><text:line-break/><text:span text:style-name="T7">Project description</text:span><text:line-break/><text:line-break/><text:span text:style-name="T6">A single page with the description of the SPION project.</text:span><text:line-break/><text:line-break/><text:span text:style-name="T7">Axis description</text:span><text:line-break/><text:line-break/><text:span text:style-name="T6">Per axis, a page describing the research</text:span><text:line-break/><text:line-break/><text:span text:style-name="T7">Profile per researcher/member:</text:span></text:p>
      <text:list xml:id="list1346172246" text:style-name="L1">
        <text:list-item>
          <text:p text:style-name="P1">Biography</text:p>
        </text:list-item>
        <text:list-item>
          <text:p text:style-name="P4">Bibliography</text:p>
        </text:list-item>
      </text:list>
      <text:p text:style-name="P7"><text:span text:style-name="T7">Publications</text:span><text:span text:style-name="T4">        </text:span></text:p>
      <text:list xml:id="list672166347" text:style-name="L2">
        <text:list-item>
          <text:p text:style-name="P2">Downloadable or linked ‘deliverables’, research process reports.</text:p>
        </text:list-item>
        <text:list-item>
          <text:p text:style-name="P2">Overview of all other publications (linked through researcher profile), some of whom can be downloaded</text:p>
        </text:list-item>
        <text:list-item>
          <text:p text:style-name="P5">List of events organised, with a picture and hyperlink per event</text:p>
        </text:list-item>
      </text:list>
      <text:p text:style-name="P7"><text:span text:style-name="T6">For downloadable items, the site should, as an option, be able to display the number of downloads</text:span><text:line-break/><text:line-break/><text:span text:style-name="T7">SPI KIT</text:span><text:line-break/><text:span text:style-name="T6">An extra part of the site is dedicated to the Privacy kit (SPI KIT), consisting  of projects that are part of the Valorisation project of the Flemish Community. These are targeted to an audience outside the academic community.</text:span></text:p>
      <text:list xml:id="list1897846863" text:style-name="L3">
        <text:list-item>
          <text:p text:style-name="P3"><text:span text:style-name="T9">Privacy Manual</text:span></text:p>
          <text:list>
            <text:list-item>
              <text:p text:style-name="P6">A description and a link to the most recent PDF version of this teachers resource.<text:line-break/><text:line-break/></text:p>
            </text:list-item>
          </text:list>
        </text:list-item>
      </text:list>
      <text:p text:style-name="P7"><text:span text:style-name="T7">Newsfeed (SPI ON THEM)</text:span><text:line-break/><text:line-break/><text:span text:style-name="T6">A newsfeed with relevant articles in the field will be maintained by Seda Guerses. The newsfeed will be mixed with the status messages from the profiles.</text:span><text:line-break/><text:line-break/><text:span text:style-name="T5">Backend</text:span><text:line-break/><text:line-break/><text:span text:style-name="T6">A weekly report on site activity is available for the stakeholder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Schrijver</meta:initial-creator>
    <meta:creation-date>2012-10-03T18:04:06</meta:creation-date>
    <dc:date>2012-10-03T18:07:11</dc:date>
    <dc:creator>Eric Schrijver</dc:creator>
    <meta:editing-duration>PT3M5S</meta:editing-duration>
    <meta:editing-cycles>2</meta:editing-cycles>
    <meta:generator>LibreOffice/3.4$Unix LibreOffice_project/340m1$Build-402</meta:generator>
    <meta:document-statistic meta:table-count="0" meta:image-count="0" meta:object-count="0" meta:page-count="1" meta:paragraph-count="11" meta:word-count="290" meta:character-count="1846" meta:non-whitespace-character-count="1547"/>
  </office:meta>
</office:document-meta>
</file>